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66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99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66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svg:stroke-color="#006600" draw:textarea-vertical-align="middle" draw:ole-draw-aspect="1"/>
    </style:style>
    <style:style style:name="gr11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13" style:family="graphic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svg:stroke-width="0.051cm" svg:stroke-color="#99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svg:stroke-width="0.051cm" svg:stroke-color="#0066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1cm" svg:stroke-color="#99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7" style:family="graphic">
      <style:graphic-properties svg:stroke-width="0.051cm" svg:stroke-color="#0066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8" style:family="graphic">
      <style:graphic-properties svg:stroke-color="#990000" draw:fill="solid" draw:fill-color="#cc0000" draw:textarea-horizontal-align="justify" draw:textarea-vertical-align="middle" draw:auto-grow-height="false"/>
    </style:style>
    <style:style style:name="gr19" style:family="graphic">
      <style:graphic-properties svg:stroke-color="#006600" draw:fill="solid" draw:fill-color="#009900" draw:textarea-horizontal-align="justify" draw:textarea-vertical-align="middle" draw:auto-grow-height="false"/>
    </style:style>
    <style:style style:name="co1" style:family="table-column">
      <style:table-column-properties style:column-width="1.1cm" style:use-optimal-column-width="false"/>
    </style:style>
    <style:style style:name="co2" style:family="table-column">
      <style:table-column-properties style:column-width="1.097cm" style:use-optimal-column-width="false"/>
    </style:style>
    <style:style style:name="co3" style:family="table-column">
      <style:table-column-properties style:column-width="1.08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eeeeee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318cm" svg:y1="6.75cm" svg:x2="21.79cm" svg:y2="6.769cm">
          <text:p/>
        </draw:line>
        <draw:line draw:style-name="gr1" draw:text-style-name="P1" draw:layer="layout" svg:x1="15.318cm" svg:y1="6.75cm" svg:x2="15.313cm" svg:y2="0.292cm">
          <text:p/>
        </draw:line>
        <draw:frame draw:style-name="gr2" draw:text-style-name="P1" draw:layer="layout" svg:width="0.985cm" svg:height="1.143cm" svg:x="20.901cm" svg:y="5.4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143cm" svg:height="1.172cm" svg:x="15.44cm" svg:y="0.2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7.677cm" svg:height="6.803cm" svg:x="0.307cm" svg:y="0.1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0.84cm" svg:height="0.918cm" svg:x="0.576cm" svg:y="1.2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84cm" svg:height="0.918cm" svg:x="0.576cm" svg:y="2.1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748cm" svg:height="0.918cm" svg:x="0.576cm" svg:y="4.10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0.924cm" svg:height="0.918cm" svg:x="0.576cm" svg:y="6.00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0.807cm" svg:height="0.807cm" svg:x="0.576cm" svg:y="3.0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07cm" svg:height="0.807cm" svg:x="0.577cm" svg:y="4.90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0.813cm" svg:height="0.918cm" svg:x="1.546cm" svg:y="0.19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0.813cm" svg:height="0.918cm" svg:x="2.743cm" svg:y="0.16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" draw:layer="layout" svg:width="0.826cm" svg:height="0.918cm" svg:x="4.844cm" svg:y="0.16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0.937cm" svg:height="0.918cm" svg:x="7.045cm" svg:y="0.16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0.807cm" svg:height="0.807cm" svg:x="3.738cm" svg:y="0.16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0.807cm" svg:height="0.807cm" svg:x="5.942cm" svg:y="0.14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.308cm" svg:height="0.837cm" svg:x="4.601cm" svg:y="4.17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2" draw:layer="layout" svg:width="1.27cm" svg:height="1.356cm" svg:x="7.885cm" svg:y="2.946cm">
          <draw:text-box>
            <text:p text:style-name="P2"><text:span text:style-name="T1">+</text:span></text:p>
          </draw:text-box>
        </draw:frame>
        <draw:frame draw:style-name="gr4" draw:layer="layout" svg:width="8.001cm" svg:height="1.012cm" svg:x="0cm" svg:y="7.008cm">
          <draw:text-box>
            <text:p>a. Feature-Sample Matrix</text:p>
          </draw:text-box>
        </draw:frame>
        <draw:frame draw:style-name="gr2" draw:text-style-name="P1" draw:layer="layout" svg:width="0.962cm" svg:height="0.807cm" svg:x="7.375cm" svg:y="7.10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5" draw:text-style-name="P1" draw:layer="layout" svg:width="0.797cm" svg:height="0.889cm" svg:x="14.378cm" svg:y="3.159cm">
          <text:p/>
          <draw:enhanced-geometry svg:viewBox="0 0 21600 21600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7.175cm" svg:height="1.012cm" svg:x="15.062cm" svg:y="6.973cm">
          <draw:text-box>
            <text:p>c. Output Visualization</text:p>
          </draw:text-box>
        </draw:frame>
        <draw:frame draw:style-name="gr4" draw:layer="layout" svg:width="4.626cm" svg:height="1.012cm" svg:x="8.89cm" svg:y="7.004cm">
          <draw:text-box>
            <text:p>b. Sample Set</text:p>
          </draw:text-box>
        </draw:frame>
        <draw:frame draw:style-name="gr2" draw:text-style-name="P1" draw:layer="layout" svg:width="1.315cm" svg:height="1.294cm" svg:x="9.053cm" svg:y="1.74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377cm" svg:height="1.294cm" svg:x="9.145cm" svg:y="4.0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1" draw:layer="layout" svg:width="4.445cm" svg:height="2.032cm" svg:x="9.225cm" svg:y="1.3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4.445cm" svg:height="2.032cm" svg:x="9.252cm" svg:y="3.6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5.334cm" svg:height="5.588cm" svg:x="8.844cm" svg:y="0.8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1" draw:layer="layout" svg:width="1.001cm" svg:height="0.889cm" svg:x="13.05cm" svg:y="7.00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1" draw:layer="layout" svg:width="2.794cm" svg:height="0.635cm" svg:x="10.368cm" svg:y="2.0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1" draw:layer="layout" svg:width="2.794cm" svg:height="0.918cm" svg:x="10.368cm" svg:y="1.89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1" draw:layer="layout" svg:width="2.794cm" svg:height="0.635cm" svg:x="10.369cm" svg:y="4.2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" draw:text-style-name="P1" draw:layer="layout" svg:width="2.794cm" svg:height="0.918cm" svg:x="10.369cm" svg:y="4.19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1" draw:layer="layout" svg:width="0.508cm" svg:height="0.508cm" svg:x="15.47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7.63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23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99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8.377cm" svg:y="3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9.078cm" svg:y="1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7.178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7.76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8.65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8.77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20.30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20.48cm" svg:y="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9.53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8.777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329cm" svg:y="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9.25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15.218cm" svg:y1="5.95cm" svg:x2="21.474cm" svg:y2="5.953cm">
          <text:p/>
        </draw:line>
        <draw:line draw:style-name="gr1" draw:text-style-name="P1" draw:layer="layout" svg:x1="15.251cm" svg:y1="5.961cm" svg:x2="15.251cm" svg:y2="0.119cm">
          <text:p/>
        </draw:line>
        <draw:frame draw:style-name="gr2" draw:text-style-name="P1" draw:layer="layout" svg:width="0.985cm" svg:height="1.143cm" svg:x="20.601cm" svg:y="4.69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1.143cm" svg:height="1.172cm" svg:x="15.378cm" svg:y="0.0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standard" draw:layer="layout" svg:width="7.677cm" svg:height="5.831cm" svg:x="0.207cm" svg:y="0.1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0.84cm" svg:height="0.918cm" svg:x="0.476cm" svg:y="1.20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748cm" svg:height="0.918cm" svg:x="0.476cm" svg:y="3.1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1" draw:layer="layout" svg:width="0.924cm" svg:height="0.918cm" svg:x="0.476cm" svg:y="5.00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0.807cm" svg:height="0.807cm" svg:x="0.476cm" svg:y="2.00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0.807cm" svg:height="0.807cm" svg:x="0.477cm" svg:y="3.90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1" draw:layer="layout" svg:width="0.813cm" svg:height="0.918cm" svg:x="1.446cm" svg:y="0.192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0.813cm" svg:height="0.918cm" svg:x="2.643cm" svg:y="0.16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0.826cm" svg:height="0.918cm" svg:x="4.744cm" svg:y="0.16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1" draw:layer="layout" svg:width="0.937cm" svg:height="0.918cm" svg:x="6.945cm" svg:y="0.16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0.807cm" svg:height="0.807cm" svg:x="3.638cm" svg:y="0.16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1" draw:layer="layout" svg:width="0.807cm" svg:height="0.807cm" svg:x="5.842cm" svg:y="0.147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.308cm" svg:height="0.837cm" svg:x="4.501cm" svg:y="3.175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.27cm" svg:height="1.356cm" svg:x="7.785cm" svg:y="2.446cm">
          <draw:text-box>
            <text:p text:style-name="P2"><text:span text:style-name="T1">+</text:span></text:p>
          </draw:text-box>
        </draw:frame>
        <draw:frame draw:style-name="gr4" draw:text-style-name="P3" draw:layer="layout" svg:width="8.001cm" svg:height="1.012cm" svg:x="-0.1cm" svg:y="6.508cm">
          <draw:text-box>
            <text:p text:style-name="P3">a. Feature-Sample Matrix</text:p>
          </draw:text-box>
        </draw:frame>
        <draw:frame draw:style-name="gr2" draw:text-style-name="P1" draw:layer="layout" svg:width="0.962cm" svg:height="0.807cm" svg:x="7.275cm" svg:y="6.60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" draw:text-style-name="P1" draw:layer="Layout" svg:width="0.797cm" svg:height="0.889cm" svg:x="14.178cm" svg:y="2.659cm">
          <text:p/>
          <draw:enhanced-geometry svg:viewBox="0 0 21600 21600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036cm" svg:height="1.012cm" svg:x="14.962cm" svg:y="6.473cm">
          <draw:text-box>
            <text:p text:style-name="P3">c. Output Visualization</text:p>
          </draw:text-box>
        </draw:frame>
        <draw:frame draw:style-name="gr4" draw:text-style-name="P3" draw:layer="layout" svg:width="4.626cm" svg:height="1.012cm" svg:x="8.79cm" svg:y="6.504cm">
          <draw:text-box>
            <text:p text:style-name="P3">b. Sample Set</text:p>
          </draw:text-box>
        </draw:frame>
        <draw:frame draw:style-name="gr2" draw:text-style-name="P1" draw:layer="layout" svg:width="1.315cm" svg:height="1.294cm" svg:x="8.953cm" svg:y="1.14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draw:layer="layout" svg:width="1.377cm" svg:height="1.294cm" svg:x="9.045cm" svg:y="3.74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4" draw:text-style-name="P1" draw:layer="Layout" svg:width="4.445cm" svg:height="2.032cm" svg:x="9.125cm" svg:y="0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4.445cm" svg:height="2.032cm" svg:x="9.152cm" svg:y="3.3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5.21cm" svg:height="5.588cm" svg:x="8.744cm" svg:y="0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1" draw:layer="layout" svg:width="1.001cm" svg:height="0.889cm" svg:x="12.95cm" svg:y="6.50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6" draw:text-style-name="P1" draw:layer="Layout" svg:width="2.794cm" svg:height="0.635cm" svg:x="10.368cm" svg:y="1.4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1" draw:layer="layout" svg:width="2.794cm" svg:height="0.918cm" svg:x="10.368cm" svg:y="1.29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17" draw:text-style-name="P1" draw:layer="Layout" svg:width="2.794cm" svg:height="0.635cm" svg:x="10.369cm" svg:y="3.9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" draw:text-style-name="P1" draw:layer="layout" svg:width="2.794cm" svg:height="0.918cm" svg:x="10.369cm" svg:y="3.89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8" draw:text-style-name="P1" draw:layer="Layout" svg:width="0.508cm" svg:height="0.508cm" svg:x="15.375cm" svg:y="1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7.534cm" svg:y="1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137cm" svg:y="3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89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277cm" svg:y="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978cm" svg:y="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078cm" svg:y="4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55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67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201cm" svg:y="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38cm" svg:y="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43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172cm" svg:y="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229cm" svg:y="2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15cm" svg:y="3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6-12-09T15:00:29.218551072</dc:date>
    <dc:creator>slhuang </dc:creator>
    <meta:editing-duration>PT3H24M15S</meta:editing-duration>
    <meta:editing-cycles>21</meta:editing-cycles>
    <meta:generator>LibreOffice/4.2.6.3$Linux_X86_64 LibreOffice_project/420m0$Build-3</meta:generator>
    <meta:document-statistic meta:object-count="99"/>
  </office:meta>
</office:document-meta>
</file>

<file path=Object 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2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13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14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5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9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20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n>...</mn>
    <annotation encoding="StarMath 5.0">...</annotation>
  </semantics>
</math>
</file>

<file path=Object 23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24/content.xml><?xml version="1.0" encoding="utf-8"?>
<math xmlns="http://www.w3.org/1998/Math/MathML" display="block">
  <semantics>
    <mi>M</mi>
    <annotation encoding="StarMath 5.0">M</annotation>
  </semantics>
</math>
</file>

<file path=Object 2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7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28/content.xml><?xml version="1.0" encoding="utf-8"?>
<math xmlns="http://www.w3.org/1998/Math/MathML" display="block">
  <semantics>
    <mn>...</mn>
    <annotation encoding="StarMath 5.0">...</annotation>
  </semantics>
</math>
</file>

<file path=Object 29/content.xml><?xml version="1.0" encoding="utf-8"?>
<math xmlns="http://www.w3.org/1998/Math/MathML" display="block">
  <semantics>
    <mn>...</mn>
    <annotation encoding="StarMath 5.0">...</annotation>
  </semantics>
</math>
</file>

<file path=Object 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3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2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3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34/content.xml><?xml version="1.0" encoding="utf-8"?>
<math xmlns="http://www.w3.org/1998/Math/MathML" display="block">
  <semantics>
    <mn>...</mn>
    <annotation encoding="StarMath 5.0">...</annotation>
  </semantics>
</math>
</file>

<file path=Object 35/content.xml><?xml version="1.0" encoding="utf-8"?>
<math xmlns="http://www.w3.org/1998/Math/MathML" display="block">
  <semantics>
    <mn>...</mn>
    <annotation encoding="StarMath 5.0">...</annotation>
  </semantics>
</math>
</file>

<file path=Object 36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style color="red">
      <mrow>
        <mstyle color="white">
          <mrow/>
        </mstyle>
        <msub>
          <mi>S</mi>
          <mrow>
            <mo stretchy="false">+</mo>
            <mstyle color="white">
              <mrow/>
            </mstyle>
          </mrow>
        </msub>
      </mrow>
    </mstyle>
    <annotation encoding="StarMath 5.0">  color red {color white {} S_+color white {}} </annotation>
  </semantics>
</math>
</file>

<file path=Object 39/content.xml><?xml version="1.0" encoding="utf-8"?>
<math xmlns="http://www.w3.org/1998/Math/MathML" display="block">
  <semantics>
    <mstyle color="green">
      <mrow>
        <mstyle color="white">
          <mrow/>
        </mstyle>
        <msub>
          <mi>S</mi>
          <mrow>
            <mo stretchy="false">−</mo>
            <mstyle color="white">
              <mrow/>
            </mstyle>
          </mrow>
        </msub>
      </mrow>
    </mstyle>
    <annotation encoding="StarMath 5.0">  color green {color white {} S_-color white {}} </annotation>
  </semantics>
</math>
</file>

<file path=Object 4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0/content.xml><?xml version="1.0" encoding="utf-8"?>
<math xmlns="http://www.w3.org/1998/Math/MathML" display="block">
  <semantics>
    <mrow>
      <mstyle color="white">
        <mrow/>
      </mstyle>
      <mover accent="true">
        <mi>S</mi>
        <mo>¯</mo>
      </mover>
      <mstyle color="white">
        <mrow/>
      </mstyle>
    </mrow>
    <annotation encoding="StarMath 5.0">  {color white {} overline {S} color white {}} </annotation>
  </semantics>
</math>
</file>

<file path=Object 41/content.xml><?xml version="1.0" encoding="utf-8"?>
<math xmlns="http://www.w3.org/1998/Math/MathML" display="block">
  <semantics>
    <mstyle color="red">
      <mrow>
        <msub>
          <mi>s</mi>
          <mn>1,</mn>
        </msub>
        <msub>
          <mi>s</mi>
          <mn>3,</mn>
        </msub>
        <msub>
          <mi>s</mi>
          <mn>8,</mn>
        </msub>
        <mn>...</mn>
      </mrow>
    </mstyle>
    <annotation encoding="StarMath 5.0">color red {s_1, s_3, s_8, ...}</annotation>
  </semantics>
</math>
</file>

<file path=Object 42/content.xml><?xml version="1.0" encoding="utf-8"?>
<math xmlns="http://www.w3.org/1998/Math/MathML" display="block">
  <semantics>
    <mstyle color="green">
      <mrow>
        <msub>
          <mi>s</mi>
          <mn>2,</mn>
        </msub>
        <msub>
          <mi>s</mi>
          <mn>4,</mn>
        </msub>
        <msub>
          <mi>s</mi>
          <mn>5,</mn>
        </msub>
        <mn>...</mn>
      </mrow>
    </mstyle>
    <annotation encoding="StarMath 5.0">color green {s_2, s_4, s_5, ...}</annotation>
  </semantics>
</math>
</file>

<file path=Object 5/content.xml><?xml version="1.0" encoding="utf-8"?>
<math xmlns="http://www.w3.org/1998/Math/MathML" display="block">
  <semantics>
    <mstyle color="red">
      <mrow>
        <mstyle color="white">
          <mrow/>
        </mstyle>
        <msub>
          <mi>S</mi>
          <mrow>
            <mo stretchy="false">+</mo>
            <mstyle color="white">
              <mrow/>
            </mstyle>
          </mrow>
        </msub>
      </mrow>
    </mstyle>
    <annotation encoding="StarMath 5.0">  color red {color white {} S_+color white {}} </annotation>
  </semantics>
</math>
</file>

<file path=Object 6/content.xml><?xml version="1.0" encoding="utf-8"?>
<math xmlns="http://www.w3.org/1998/Math/MathML" display="block">
  <semantics>
    <mstyle color="green">
      <mrow>
        <mstyle color="white">
          <mrow/>
        </mstyle>
        <msub>
          <mi>S</mi>
          <mrow>
            <mo stretchy="false">−</mo>
            <mstyle color="white">
              <mrow/>
            </mstyle>
          </mrow>
        </msub>
      </mrow>
    </mstyle>
    <annotation encoding="StarMath 5.0">  color green {color white {} S_-color white {}} </annotation>
  </semantics>
</math>
</file>

<file path=Object 7/content.xml><?xml version="1.0" encoding="utf-8"?>
<math xmlns="http://www.w3.org/1998/Math/MathML" display="block">
  <semantics>
    <mrow>
      <mstyle color="white">
        <mrow/>
      </mstyle>
      <mover accent="true">
        <mi>S</mi>
        <mo>¯</mo>
      </mover>
      <mstyle color="white">
        <mrow/>
      </mstyle>
    </mrow>
    <annotation encoding="StarMath 5.0">  {color white {} overline {S} color white {}} </annotation>
  </semantics>
</math>
</file>

<file path=Object 8/content.xml><?xml version="1.0" encoding="utf-8"?>
<math xmlns="http://www.w3.org/1998/Math/MathML" display="block">
  <semantics>
    <mstyle color="red">
      <mrow>
        <msub>
          <mi>s</mi>
          <mn>1,</mn>
        </msub>
        <msub>
          <mi>s</mi>
          <mn>3,</mn>
        </msub>
        <msub>
          <mi>s</mi>
          <mn>8,</mn>
        </msub>
        <mn>...</mn>
      </mrow>
    </mstyle>
    <annotation encoding="StarMath 5.0">color red {s_1, s_3, s_8, ...}</annotation>
  </semantics>
</math>
</file>

<file path=Object 9/content.xml><?xml version="1.0" encoding="utf-8"?>
<math xmlns="http://www.w3.org/1998/Math/MathML" display="block">
  <semantics>
    <mstyle color="green">
      <mrow>
        <msub>
          <mi>s</mi>
          <mn>2,</mn>
        </msub>
        <msub>
          <mi>s</mi>
          <mn>4,</mn>
        </msub>
        <msub>
          <mi>s</mi>
          <mn>5,</mn>
        </msub>
        <mn>...</mn>
      </mrow>
    </mstyle>
    <annotation encoding="StarMath 5.0">color green {s_2, s_4, s_5, ...}</annotation>
  </semantics>
</math>
</file>